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32cm" fo:min-width="4.734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5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5cm" fo:min-width="3.45cm"/>
    </style:style>
    <style:style style:name="gr5" style:family="graphic" style:parent-style-name="standard">
      <style:graphic-properties draw:textarea-horizontal-align="justify" draw:textarea-vertical-align="middle" draw:auto-grow-height="false" fo:min-height="1.892cm" fo:min-width="5.671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35cm"/>
    </style:style>
    <style:style style:name="gr8" style:family="graphic" style:parent-style-name="standard">
      <style:graphic-properties draw:textarea-horizontal-align="justify" draw:textarea-vertical-align="middle" draw:auto-grow-height="false" fo:min-height="1.388cm" fo:min-width="3.594cm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1.764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7.4cm" svg:height="4.5cm" svg:x="5.5cm" svg:y="2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3cm" svg:height="2.4cm" svg:x="2.1cm" svg:y="12.1cm">
          <text:p text:style-name="P1">Iloczyn = 1</text:p>
          <text:p text:style-name="P1">I =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2cm" svg:y1="6.7cm" svg:x2="10.1cm" svg:y2="8.6cm">
          <text:p/>
        </draw:line>
        <draw:line draw:style-name="gr3" draw:text-style-name="P2" draw:layer="layout" svg:x1="8.8cm" svg:y1="11.7cm" svg:x2="8.7cm" svg:y2="11.8cm">
          <text:p/>
        </draw:line>
        <draw:line draw:style-name="gr3" draw:text-style-name="P2" draw:layer="layout" svg:x1="2.2cm" svg:y1="10.4cm" svg:x2="3.3cm" svg:y2="12.2cm">
          <text:p/>
        </draw:line>
        <draw:custom-shape draw:style-name="gr4" draw:text-style-name="P1" xml:id="id1" draw:id="id1" draw:layer="layout" svg:width="7.9cm" svg:height="5.5cm" svg:x="1.7cm" svg:y="15.6cm">
          <text:p text:style-name="P1">i &lt;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3.1cm" svg:y1="14.5cm" svg:x2="4.5cm" svg:y2="16.5cm">
          <text:p/>
        </draw:line>
        <draw:custom-shape draw:style-name="gr5" draw:text-style-name="P1" draw:layer="layout" svg:width="9.8cm" svg:height="3.4cm" svg:x="1.201cm" svg:y="7.801cm">
          <text:p text:style-name="P1">Pobierz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2" draw:id="id2" draw:layer="layout" svg:width="9.8cm" svg:height="3.4cm" svg:x="9.1cm" svg:y="20.2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3" draw:layer="layout" svg:x1="9.6cm" svg:y1="18.35cm" svg:x2="14cm" svg:y2="20.2cm" draw:start-shape="id1" draw:start-glue-point="7" draw:end-shape="id2" svg:d="M9600 18350h4400v1850" svg:viewBox="0 0 4401 1851">
          <text:p/>
        </draw:connector>
        <draw:custom-shape draw:style-name="gr2" draw:text-style-name="P1" xml:id="id4" draw:id="id4" draw:layer="layout" svg:width="6.3cm" svg:height="2.4cm" svg:x="9.6cm" svg:y="24.7cm">
          <text:p text:style-name="P1">Iloczyn *= a</text:p>
          <text:p text:style-name="P1">I += 1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cm" svg:y1="23.6cm" svg:x2="11.9cm" svg:y2="24.8cm">
          <text:p/>
        </draw:line>
        <draw:frame draw:style-name="gr7" draw:text-style-name="P5" draw:layer="layout" svg:width="3.8cm" svg:height="1.6cm" svg:x="9.5cm" svg:y="16.6cm">
          <draw:text-box>
            <text:p text:style-name="P4">Tak</text:p>
          </draw:text-box>
        </draw:frame>
        <draw:custom-shape draw:style-name="gr8" draw:text-style-name="P1" xml:id="id3" draw:id="id3" draw:layer="layout" svg:width="6.5cm" svg:height="2.6cm" svg:x="1.2cm" svg:y="23cm">
          <text:p text:style-name="P1"/>
          <text:p text:style-name="P1">Druku liczb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3.2cm" svg:height="1.2cm" svg:x="1.8cm" svg:y="26.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6cm" svg:y1="25.7cm" svg:x2="3.4cm" svg:y2="26.4cm">
          <text:p/>
        </draw:line>
        <draw:connector draw:style-name="gr6" draw:text-style-name="P3" draw:layer="layout" svg:x1="1.7cm" svg:y1="18.35cm" svg:x2="2.012cm" svg:y2="24.3cm" draw:start-shape="id1" draw:start-glue-point="5" draw:end-shape="id3" draw:end-glue-point="9" svg:d="M1700 18350h-1001v5950h1313" svg:viewBox="0 0 1314 5951">
          <text:p/>
        </draw:connector>
        <draw:connector draw:style-name="gr10" draw:text-style-name="P2" draw:layer="layout" draw:line-skew="3.599cm" svg:x1="15.9cm" svg:y1="25.9cm" svg:x2="5.65cm" svg:y2="15.6cm" draw:start-shape="id4" draw:start-glue-point="1" draw:end-shape="id1" draw:end-glue-point="4" svg:d="M15900 25900h4100v-10801h-14350v501" svg:viewBox="0 0 14351 10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1:58:36.427417681</meta:creation-date>
    <dc:date>2018-12-18T12:10:39.298340858</dc:date>
    <meta:editing-duration>PT1M36S</meta:editing-duration>
    <meta:editing-cycles>1</meta:editing-cycles>
    <meta:document-statistic meta:object-count="18"/>
    <meta:generator>LibreOffice/6.0.6.2$Linux_X86_64 LibreOffice_project/00m0$Build-2</meta:generator>
  </office:meta>
</office:document-meta>
</file>